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2D72792B3849869DE82.png" manifest:media-type="image/png"/>
  <manifest:file-entry manifest:full-path="Pictures/1000000000000555000002D91454AC9014B8675B.png" manifest:media-type="image/png"/>
  <manifest:file-entry manifest:full-path="Pictures/100000000000054E000002D4709637A45E9A3776.png" manifest:media-type="image/png"/>
  <manifest:file-entry manifest:full-path="Pictures/1000000000000555000002D88AB0CD06D126B50A.png" manifest:media-type="image/png"/>
  <manifest:file-entry manifest:full-path="Pictures/1000000000000555000002DA719C5BCA739AE60F.png" manifest:media-type="image/png"/>
  <manifest:file-entry manifest:full-path="Pictures/1000000000000555000002D9A0E48E1466C00ED4.png" manifest:media-type="image/png"/>
  <manifest:file-entry manifest:full-path="Pictures/1000000000000555000002D6399585F046494637.png" manifest:media-type="image/png"/>
  <manifest:file-entry manifest:full-path="Pictures/1000000000000554000002D5ADC50F84D8C23AC3.png" manifest:media-type="image/png"/>
  <manifest:file-entry manifest:full-path="Pictures/1000000000000555000002DA0B6C0C4D8A85DAC2.png" manifest:media-type="image/png"/>
  <manifest:file-entry manifest:full-path="Pictures/1000000000000555000002D93A92720AECA7D4E2.png" manifest:media-type="image/png"/>
  <manifest:file-entry manifest:full-path="Pictures/1000000000000555000002D50C4251FF5A0982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3.953cm" svg:height="12.77cm" svg:x="2.114cm" svg:y="1.512cm">
          <draw:image xlink:href="Pictures/100000000000054E000002D4709637A45E9A377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76cm" svg:height="12.858cm" svg:x="2.053cm" svg:y="1.468cm">
          <draw:image xlink:href="Pictures/1000000000000555000002D9A0E48E1466C00ED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58cm" svg:height="12.787cm" svg:x="2.062cm" svg:y="1.503cm">
          <draw:image xlink:href="Pictures/1000000000000554000002D5ADC50F84D8C23AC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76cm" svg:height="12.84cm" svg:x="2.053cm" svg:y="1.477cm">
          <draw:image xlink:href="Pictures/1000000000000555000002D88AB0CD06D126B50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76cm" svg:height="12.805cm" svg:x="2.053cm" svg:y="1.494cm">
          <draw:image xlink:href="Pictures/1000000000000555000002D6399585F04649463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76cm" svg:height="12.875cm" svg:x="2.053cm" svg:y="1.459cm">
          <draw:image xlink:href="Pictures/1000000000000555000002DA0B6C0C4D8A85DAC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76cm" svg:height="12.875cm" svg:x="2.053cm" svg:y="1.459cm">
          <draw:image xlink:href="Pictures/1000000000000555000002DA719C5BCA739AE60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76cm" svg:height="12.822cm" svg:x="2.053cm" svg:y="1.486cm">
          <draw:image xlink:href="Pictures/1000000000000555000002D72792B3849869DE8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76cm" svg:height="12.858cm" svg:x="2.053cm" svg:y="1.468cm">
          <draw:image xlink:href="Pictures/1000000000000555000002D91454AC9014B8675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76cm" svg:height="12.858cm" svg:x="2.053cm" svg:y="1.468cm">
          <draw:image xlink:href="Pictures/1000000000000555000002D93A92720AECA7D4E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3" draw:layer="layout" svg:width="24.076cm" svg:height="12.787cm" svg:x="2.053cm" svg:y="1.503cm">
          <draw:image xlink:href="Pictures/1000000000000555000002D50C4251FF5A0982C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8T15:30:45.132000000</meta:creation-date>
    <dc:date>2022-12-09T10:09:16.543000000</dc:date>
    <meta:editing-duration>PT18H18M40S</meta:editing-duration>
    <meta:editing-cycles>1</meta:editing-cycles>
    <meta:document-statistic meta:object-count="152"/>
    <meta:generator>LibreOffice/7.2.0.4$Windows_X86_64 LibreOffice_project/9a9c6381e3f7a62afc1329bd359cc48accb6435b</meta:generator>
  </office:meta>
</office:document-meta>
</file>